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1" svg:font-family="Ubuntu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buntu2" svg:font-family="Ubuntu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Ubuntu" style:font-name-asian="Ubuntu2" style:font-name-complex="Ubuntu2"/>
    </style:style>
    <style:style style:name="P3" style:family="paragraph" style:parent-style-name="Standard">
      <style:paragraph-properties fo:margin-top="0in" fo:margin-bottom="0in" loext:contextual-spacing="false"/>
      <style:text-properties style:font-name="Ubuntu" officeooo:rsid="00182172" officeooo:paragraph-rsid="00182172" style:font-name-asian="Ubuntu2" style:font-name-complex="Ubuntu2"/>
    </style:style>
    <style:style style:name="P4" style:family="paragraph" style:parent-style-name="Standard">
      <style:paragraph-properties fo:margin-top="0in" fo:margin-bottom="0in" loext:contextual-spacing="false"/>
      <style:text-properties style:font-name="Ubuntu" fo:font-weight="bold" style:font-name-asian="Ubuntu2" style:font-weight-asian="bold" style:font-name-complex="Ubuntu2"/>
    </style:style>
    <style:style style:name="P5" style:family="paragraph" style:parent-style-name="Standard">
      <style:paragraph-properties fo:margin-top="0in" fo:margin-bottom="0in" loext:contextual-spacing="false"/>
      <style:text-properties style:font-name="Ubuntu" fo:font-style="italic" style:font-name-asian="Ubuntu2" style:font-style-asian="italic" style:font-name-complex="Ubuntu2"/>
    </style:style>
    <style:style style:name="P6" style:family="paragraph" style:parent-style-name="Standard">
      <style:paragraph-properties fo:margin-top="0in" fo:margin-bottom="0in" loext:contextual-spacing="false"/>
      <style:text-properties style:font-name="Ubuntu" fo:font-style="italic" officeooo:rsid="001368e4" officeooo:paragraph-rsid="001368e4" style:font-name-asian="Ubuntu2" style:font-style-asian="italic" style:font-name-complex="Ubuntu2"/>
    </style:style>
    <style:style style:name="P7" style:family="paragraph" style:parent-style-name="Standard">
      <style:paragraph-properties fo:margin-top="0in" fo:margin-bottom="0in" loext:contextual-spacing="false"/>
      <style:text-properties style:font-name="Ubuntu" fo:font-style="italic" officeooo:rsid="0019a9e0" officeooo:paragraph-rsid="0019a9e0" style:font-name-asian="Ubuntu2" style:font-style-asian="italic" style:font-name-complex="Ubuntu2"/>
    </style:style>
    <style:style style:name="P8" style:family="paragraph" style:parent-style-name="Standard">
      <style:paragraph-properties fo:margin-top="0in" fo:margin-bottom="0in" loext:contextual-spacing="false"/>
      <style:text-properties style:font-name="Ubuntu" fo:font-style="normal" officeooo:rsid="0013a298" officeooo:paragraph-rsid="0013a298" style:font-name-asian="Ubuntu2" style:font-style-asian="normal" style:font-name-complex="Ubuntu2" style:font-style-complex="normal"/>
    </style:style>
    <style:style style:name="P9" style:family="paragraph" style:parent-style-name="Standard">
      <style:paragraph-properties fo:margin-top="0in" fo:margin-bottom="0in" loext:contextual-spacing="false"/>
      <style:text-properties style:font-name="Ubuntu" fo:font-style="normal" fo:font-weight="bold" officeooo:rsid="0013a298" officeooo:paragraph-rsid="0013a298" style:font-name-asian="Ubuntu2" style:font-style-asian="normal" style:font-weight-asian="bold" style:font-name-complex="Ubuntu2" style:font-style-complex="normal" style:font-weight-complex="bold"/>
    </style:style>
    <style:style style:name="P10" style:family="paragraph" style:parent-style-name="Standard">
      <style:paragraph-properties fo:margin-top="0in" fo:margin-bottom="0in" loext:contextual-spacing="false"/>
      <style:text-properties style:font-name="Ubuntu" fo:font-style="normal" fo:font-weight="bold" officeooo:rsid="0019a9e0" officeooo:paragraph-rsid="0019a9e0" style:font-name-asian="Ubuntu2" style:font-style-asian="normal" style:font-weight-asian="bold" style:font-name-complex="Ubuntu2" style:font-style-complex="normal" style:font-weight-complex="bold"/>
    </style:style>
    <style:style style:name="P11" style:family="paragraph" style:parent-style-name="Standard">
      <style:paragraph-properties fo:margin-top="0in" fo:margin-bottom="0in" loext:contextual-spacing="false"/>
      <style:text-properties style:font-name="Ubuntu" fo:font-style="normal" fo:font-weight="normal" officeooo:rsid="0019a9e0" officeooo:paragraph-rsid="0019a9e0" style:font-name-asian="Ubuntu2" style:font-style-asian="normal" style:font-weight-asian="normal" style:font-name-complex="Ubuntu2" style:font-style-complex="normal" style:font-weight-complex="normal"/>
    </style:style>
    <style:style style:name="P12" style:family="paragraph" style:parent-style-name="Text_20_body">
      <style:paragraph-properties fo:margin-top="0in" fo:margin-bottom="0in" loext:contextual-spacing="false"/>
      <style:text-properties fo:font-variant="normal" fo:text-transform="none" fo:color="#333333" style:text-line-through-style="none" style:text-line-through-type="none" style:font-name="Ubuntu1" fo:font-size="11pt" fo:font-style="normal" style:text-underline-style="none" fo:font-weight="normal" officeooo:rsid="00182172" officeooo:paragraph-rsid="00182172" style:text-blinking="false" fo:background-color="#ffffff" style:font-name-asian="Ubuntu2" style:font-size-asian="11pt" style:font-style-asian="normal" style:font-name-complex="Ubuntu2" style:font-size-complex="11pt" style:font-style-complex="normal"/>
    </style:style>
    <style:style style:name="P13" style:family="paragraph" style:parent-style-name="Text_20_body">
      <style:paragraph-properties fo:margin-top="0in" fo:margin-bottom="0.1665in" loext:contextual-spacing="false" fo:line-height="138%" style:writing-mode="lr-tb"/>
      <style:text-properties fo:font-variant="normal" fo:text-transform="none" fo:color="#333333" style:text-line-through-style="none" style:text-line-through-type="none" style:font-name="Ubuntu1" fo:font-size="11pt" fo:font-style="normal" style:text-underline-style="none" fo:font-weight="normal" officeooo:paragraph-rsid="00182172" style:text-blinking="false" fo:background-color="transparent" style:font-size-asian="11pt" style:font-size-complex="11pt"/>
    </style:style>
    <style:style style:name="P14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15" style:family="paragraph" style:parent-style-name="Standard">
      <style:paragraph-properties fo:margin-top="0in" fo:margin-bottom="0in" loext:contextual-spacing="false"/>
      <style:text-properties officeooo:paragraph-rsid="001ad238"/>
    </style:style>
    <style:style style:name="P16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style:font-name="Ubuntu" officeooo:rsid="00182172" officeooo:paragraph-rsid="00182172" style:font-name-asian="Ubuntu2" style:font-name-complex="Ubuntu2"/>
    </style:style>
    <style:style style:name="P17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  <style:text-properties style:font-name="Ubuntu" officeooo:rsid="00182172" officeooo:paragraph-rsid="00182172" style:font-name-asian="Ubuntu2" style:font-name-complex="Ubuntu2"/>
    </style:style>
    <style:style style:name="P18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  <style:text-properties style:font-name="Ubuntu" style:text-underline-style="none" officeooo:rsid="00182172" officeooo:paragraph-rsid="00182172" style:font-name-asian="Ubuntu2" style:font-name-complex="Ubuntu2"/>
    </style:style>
    <style:style style:name="P19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  <style:text-properties style:font-name="Ubuntu" style:text-underline-style="none" officeooo:rsid="00182172" officeooo:paragraph-rsid="00182172" style:font-name-asian="Ubuntu2" style:font-name-complex="Ubuntu2"/>
    </style:style>
    <style:style style:name="P20" style:family="paragraph" style:parent-style-name="Text_20_body" style:list-style-name="L1">
      <style:text-properties fo:font-variant="normal" fo:text-transform="none" fo:color="#333333" style:text-line-through-style="none" style:text-line-through-type="none" style:font-name="Ubuntu1" fo:font-size="11pt" fo:font-style="normal" style:text-underline-style="none" fo:font-weight="normal" style:text-blinking="false" fo:background-color="transparent" style:font-size-asian="11pt" style:font-size-complex="11pt"/>
    </style:style>
    <style:style style:name="P21" style:family="paragraph" style:parent-style-name="Text_20_body" style:list-style-name="L2">
      <style:paragraph-properties fo:margin-top="0in" fo:margin-bottom="0.1665in" loext:contextual-spacing="false" fo:line-height="138%" style:writing-mode="lr-tb"/>
      <style:text-properties fo:font-variant="normal" fo:text-transform="none" fo:color="#333333" style:text-line-through-style="none" style:text-line-through-type="none" style:font-name="Ubuntu1" fo:font-size="11pt" fo:font-style="normal" style:text-underline-style="none" fo:font-weight="normal" officeooo:paragraph-rsid="00182172" style:text-blinking="false" fo:background-color="transparent" style:font-size-asian="11pt" style:font-size-complex="11pt"/>
    </style:style>
    <style:style style:name="P22" style:family="paragraph" style:parent-style-name="Text_20_body" style:list-style-name="L3">
      <style:paragraph-properties fo:margin-top="0in" fo:margin-bottom="0.1665in" loext:contextual-spacing="false" fo:line-height="138%" style:writing-mode="lr-tb"/>
      <style:text-properties fo:font-variant="normal" fo:text-transform="none" fo:color="#333333" style:text-line-through-style="none" style:text-line-through-type="none" style:font-name="Ubuntu1" fo:font-size="11pt" fo:font-style="normal" style:text-underline-style="none" fo:font-weight="normal" style:text-blinking="false" fo:background-color="transparent" style:font-size-asian="11pt" style:font-size-complex="11pt"/>
    </style:style>
    <style:style style:name="P23" style:family="paragraph" style:parent-style-name="Text_20_body" style:list-style-name="L5">
      <style:paragraph-properties fo:margin-top="0in" fo:margin-bottom="0.1665in" loext:contextual-spacing="false" fo:line-height="138%" style:writing-mode="lr-tb"/>
      <style:text-properties fo:font-variant="normal" fo:text-transform="none" fo:color="#333333" style:text-line-through-style="none" style:text-line-through-type="none" style:font-name="Ubuntu1" fo:font-size="11pt" fo:font-style="normal" style:text-underline-style="none" fo:font-weight="normal" style:text-blinking="false" fo:background-color="transparent" style:font-size-asian="11pt" style:font-size-complex="11pt"/>
    </style:style>
    <style:style style:name="P24" style:family="paragraph" style:parent-style-name="Text_20_body" style:list-style-name="L3">
      <style:paragraph-properties fo:margin-top="0.0417in" fo:margin-bottom="0in" loext:contextual-spacing="false" fo:line-height="138%" style:writing-mode="lr-tb"/>
      <style:text-properties fo:font-variant="normal" fo:text-transform="none" fo:color="#333333" style:text-line-through-style="none" style:text-line-through-type="none" style:font-name="Ubuntu1" fo:font-size="11pt" fo:font-style="normal" style:text-underline-style="none" fo:font-weight="normal" style:text-blinking="false" fo:background-color="transparent" style:font-size-asian="11pt" style:font-size-complex="11pt"/>
    </style:style>
    <style:style style:name="P25" style:family="paragraph" style:parent-style-name="Text_20_body" style:list-style-name="L5">
      <style:paragraph-properties fo:margin-top="0.0417in" fo:margin-bottom="0in" loext:contextual-spacing="false" fo:line-height="138%" style:writing-mode="lr-tb"/>
      <style:text-properties fo:font-variant="normal" fo:text-transform="none" fo:color="#333333" style:text-line-through-style="none" style:text-line-through-type="none" style:font-name="Ubuntu1" fo:font-size="11pt" fo:font-style="normal" style:text-underline-style="none" fo:font-weight="normal" style:text-blinking="false" fo:background-color="transparent" style:font-size-asian="11pt" style:font-size-complex="11pt"/>
    </style:style>
    <style:style style:name="P26" style:family="paragraph" style:parent-style-name="Text_20_body" style:list-style-name="L3">
      <style:paragraph-properties fo:margin-top="0in" fo:margin-bottom="0in" loext:contextual-spacing="false" fo:line-height="138%" style:writing-mode="lr-tb"/>
      <style:text-properties fo:font-variant="normal" fo:text-transform="none" fo:color="#333333" style:text-line-through-style="none" style:text-line-through-type="none" style:font-name="Ubuntu1" fo:font-size="11pt" fo:font-style="normal" style:text-underline-style="none" fo:font-weight="normal" style:text-blinking="false" fo:background-color="transparent" style:font-size-asian="11pt" style:font-size-complex="11pt"/>
    </style:style>
    <style:style style:name="P27" style:family="paragraph" style:parent-style-name="Text_20_body" style:list-style-name="L4">
      <style:paragraph-properties fo:margin-top="0in" fo:margin-bottom="0in" loext:contextual-spacing="false"/>
      <style:text-properties fo:font-variant="normal" fo:text-transform="none" fo:color="#333333" style:text-line-through-style="none" style:text-line-through-type="none" style:font-name="Ubuntu1" fo:font-size="11pt" fo:font-style="normal" style:text-underline-style="none" fo:font-weight="normal" officeooo:rsid="0013a298" officeooo:paragraph-rsid="0013a298" style:text-blinking="false" fo:background-color="transparent" style:font-name-asian="Ubuntu2" style:font-size-asian="11pt" style:font-style-asian="normal" style:font-name-complex="Ubuntu2" style:font-size-complex="11pt" style:font-style-complex="normal"/>
    </style:style>
    <style:style style:name="T1" style:family="text">
      <style:text-properties fo:color="#cd003a" style:font-name="Ubuntu" fo:font-size="14pt" fo:font-weight="bold" style:font-name-asian="Ubuntu2" style:font-size-asian="14pt" style:font-weight-asian="bold" style:font-name-complex="Ubuntu2" style:font-size-complex="14pt"/>
    </style:style>
    <style:style style:name="T2" style:family="text">
      <style:text-properties fo:color="#cd003a" style:font-name="Ubuntu" fo:font-size="14pt" fo:font-weight="bold" officeooo:rsid="00130767" style:font-name-asian="Ubuntu2" style:font-size-asian="14pt" style:font-weight-asian="bold" style:font-name-complex="Ubuntu2" style:font-size-complex="14pt"/>
    </style:style>
    <style:style style:name="T3" style:family="text">
      <style:text-properties fo:color="#cd003a" style:font-name="Ubuntu" fo:font-size="14pt" fo:font-weight="bold" officeooo:rsid="00182172" style:font-name-asian="Ubuntu2" style:font-size-asian="14pt" style:font-weight-asian="bold" style:font-name-complex="Ubuntu2" style:font-size-complex="14pt"/>
    </style:style>
    <style:style style:name="T4" style:family="text">
      <style:text-properties fo:color="#cd003a" style:font-name="Ubuntu" fo:font-size="14pt" fo:font-style="italic" fo:font-weight="bold" officeooo:rsid="00182172" style:font-name-asian="Ubuntu2" style:font-size-asian="14pt" style:font-style-asian="italic" style:font-weight-asian="bold" style:font-name-complex="Ubuntu2" style:font-size-complex="14pt"/>
    </style:style>
    <style:style style:name="T5" style:family="text">
      <style:text-properties fo:color="#cd003a" style:font-name="Ubuntu" fo:font-weight="bold" style:font-name-asian="Ubuntu2" style:font-weight-asian="bold" style:font-name-complex="Ubuntu2"/>
    </style:style>
    <style:style style:name="T6" style:family="text">
      <style:text-properties fo:color="#cd003a" style:font-name="Ubuntu" fo:font-weight="bold" officeooo:rsid="00130767" style:font-name-asian="Ubuntu2" style:font-weight-asian="bold" style:font-name-complex="Ubuntu2"/>
    </style:style>
    <style:style style:name="T7" style:family="text">
      <style:text-properties fo:color="#cd003a" style:font-name="Ubuntu" fo:font-weight="bold" fo:background-color="#ffff00" loext:char-shading-value="0" style:font-name-asian="Ubuntu2" style:font-weight-asian="bold" style:font-name-complex="Ubuntu2"/>
    </style:style>
    <style:style style:name="T8" style:family="text">
      <style:text-properties style:font-name="Ubuntu" style:font-name-asian="Ubuntu2" style:font-name-complex="Ubuntu2"/>
    </style:style>
    <style:style style:name="T9" style:family="text">
      <style:text-properties style:font-name="Ubuntu" fo:font-style="italic" style:font-name-asian="Ubuntu2" style:font-style-asian="italic" style:font-name-complex="Ubuntu2"/>
    </style:style>
    <style:style style:name="T10" style:family="text">
      <style:text-properties style:font-name="Ubuntu" fo:font-style="italic" fo:background-color="#ffff00" loext:char-shading-value="0" style:font-name-asian="Ubuntu2" style:font-style-asian="italic" style:font-name-complex="Ubuntu2"/>
    </style:style>
    <style:style style:name="T11" style:family="text">
      <style:text-properties style:font-name="Ubuntu" fo:font-style="italic" fo:background-color="transparent" loext:char-shading-value="0" style:font-name-asian="Ubuntu2" style:font-style-asian="italic" style:font-name-complex="Ubuntu2"/>
    </style:style>
    <style:style style:name="T12" style:family="text">
      <style:text-properties style:font-name="Ubuntu" fo:font-style="normal" officeooo:rsid="00130767" style:font-name-asian="Ubuntu2" style:font-style-asian="normal" style:font-name-complex="Ubuntu2" style:font-style-complex="normal"/>
    </style:style>
    <style:style style:name="T13" style:family="text">
      <style:text-properties style:font-name="Ubuntu" fo:background-color="#ffff00" loext:char-shading-value="0" style:font-name-asian="Ubuntu2" style:font-name-complex="Ubuntu2"/>
    </style:style>
    <style:style style:name="T14" style:family="text">
      <style:text-properties style:font-name="Ubuntu" fo:background-color="transparent" loext:char-shading-value="0" style:font-name-asian="Ubuntu2" style:font-name-complex="Ubuntu2"/>
    </style:style>
    <style:style style:name="T15" style:family="text">
      <style:text-properties officeooo:rsid="00182172"/>
    </style:style>
    <style:style style:name="T16" style:family="text">
      <style:text-properties fo:font-variant="normal" fo:text-transform="none" fo:color="#6a737d" style:font-name="Ubuntu" fo:letter-spacing="normal" fo:font-style="italic" fo:background-color="transparent" loext:char-shading-value="0" style:font-name-asian="Ubuntu2" style:font-style-asian="italic" style:font-name-complex="Ubuntu2"/>
    </style:style>
    <style:style style:name="T17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 style:font-name-asian="Ubuntu2" style:font-style-asian="italic" style:font-name-complex="Ubuntu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2">Exo</text:span><text:span text:style-name="T1">#</text:span><text:span text:style-name="T3">5</text:span><text:span text:style-name="T1"> </text:span><text:span text:style-name="T4">Labyrinthe</text:span></text:p>
      <text:p text:style-name="P2"/>
      <text:p text:style-name="P4">Objectifs</text:p>
      <text:list xml:id="list2385490529999301988" text:style-name="WWNum1">
        <text:list-item>
          <text:p text:style-name="P16">Créer un premier jeu avec Scratch</text:p>
        </text:list-item>
        <text:list-item>
          <text:p text:style-name="P16">Découvrir les bases de la programmation</text:p>
        </text:list-item>
      </text:list>
      <text:p text:style-name="P2"/>
      <text:p text:style-name="P4">Contexte</text:p>
      <text:p text:style-name="P3">Le code peut s’apprendre très jeune, notamment via Hour of Code. </text:p>
      <text:p text:style-name="P3">On trouve donc plein d’outils bien conçus pour découvrir les bases de la programmation, à commencer par Scratch. </text:p>
      <text:p text:style-name="P2"/>
      <text:p text:style-name="P4">Intention</text:p>
      <text:p text:style-name="P3">Entrer dans le vif du sujet avec la programmation.</text:p>
      <text:p text:style-name="P2"/>
      <text:p text:style-name="P4">Compétence.s concernée.s</text:p>
      <text:list xml:id="list8654025531357943920" text:style-name="WWNum4">
        <text:list-item>
          <text:p text:style-name="P17">Pas de compétence directement concernée.</text:p>
        </text:list-item>
      </text:list>
      <text:p text:style-name="P2"/>
      <text:p text:style-name="P4">Critères de réussite</text:p>
      <text:list xml:id="list5685802965051876164" text:style-name="WWNum3">
        <text:list-item>
          <text:p text:style-name="P18">Réussir à produire un jeu fonctionnel.</text:p>
        </text:list-item>
        <text:list-item>
          <text:p text:style-name="P18">Le jeu est accessible pour tous.</text:p>
        </text:list-item>
      </text:list>
      <text:p text:style-name="P2"/>
      <text:p text:style-name="P4">Livrable.s</text:p>
      <text:list xml:id="list7715002885729892237" text:style-name="WWNum2">
        <text:list-item>
          <text:p text:style-name="P19">Un lien direct vers le jeu en ligne.</text:p>
        </text:list-item>
      </text:list>
      <text:p text:style-name="P2"/>
      <text:p text:style-name="P1"><text:span text:style-name="T5">DeadLine </text:span><text:span text:style-name="T7">01.01</text:span><text:span text:style-name="T5">.201</text:span><text:span text:style-name="T6">8</text:span><text:span text:style-name="T5"> </text:span><text:span text:style-name="T6">à 23h59</text:span></text:p>
      <text:p text:style-name="P5"/>
      <text:p text:style-name="P15"><text:span text:style-name="T14">A envoyer par mail :</text:span><text:span text:style-name="T11"> </text:span><text:span text:style-name="T16"> </text:span><text:a xlink:type="simple" xlink:href="https://github.com/SimplonSt-Gaudens/programme-web-dev-promo-2/wiki/simplon_stgau_formateurs@framalistes.org" text:style-name="Internet_20_link" text:visited-style-name="Visited_20_Internet_20_Link"><text:span text:style-name="T17">simplon_stgau_formateurs@framalistes.org</text:span></text:a></text:p>
      <text:p text:style-name="P2"/>
      <text:p text:style-name="P2"/>
      <text:p text:style-name="P2">Travail individuel</text:p>
      <text:p text:style-name="P2"/>
      <text:p text:style-name="P4">Réalisation attendues</text:p>
      <text:p text:style-name="P12"><text:bookmark text:name="docs-internal-guid-0508a8fe-d57e-0194-59e3-9ca3d2b54739"/>Réaliser un jeu de labyrinthe. Le joueur se déplace dans un labyrinthe et doit atteindre l'arrivée le plus vite possible.</text:p>
      <text:p text:style-name="P12"/>
      <text:p text:style-name="P12">Le personnage</text:p>
      <text:list xml:id="list896356762627177243" text:style-name="L1">
        <text:list-item>
          <text:p text:style-name="P20"><text:bookmark text:name="docs-internal-guid-9c0c76d5-d57e-4141-4140-5c1f77b31a71"/>Ajouter un personnage dans une scène et le faire avancer, monter et descendre</text:p>
        </text:list-item>
      </text:list>
      <text:list xml:id="list2271621159958518093" text:style-name="L2">
        <text:list-item>
          <text:p text:style-name="P21">Le personnage doit se déplacer en continu, et ne plus s'arrêter. Si possible, le faire rebondir sur les bords </text:p>
        </text:list-item>
      </text:list>
      <text:p text:style-name="P13">Le labyrinthe</text:p>
      <text:list xml:id="list774567244474851286" text:style-name="L3">
        <text:list-item>
          <text:p text:style-name="P24">Créer le labyrinthe avec une couleur de fond (creuser le passage avec la gomme)</text:p>
        </text:list-item>
        <text:list-item>
          <text:p text:style-name="P26">Ajouter le départ et l'arrivée avec des couleurs différentes</text:p>
        </text:list-item>
        <text:list-item>
          <text:p text:style-name="P26">Faire démarrer le personnage au point de départ</text:p>
        </text:list-item>
        <text:list-item>
          <text:p text:style-name="P26"><text:soft-page-break/>Détecter la collision avec un mur.</text:p>
        </text:list-item>
        <text:list-item>
          <text:p text:style-name="P22">Choisir la pénalité lors d'une collision (retour au départ ou simple arrêt du mouvement)</text:p>
        </text:list-item>
        <text:list-item>
          <text:p text:style-name="P24">Détecter l'arrivée et afficher un message de victoire</text:p>
        </text:list-item>
      </text:list>
      <text:p text:style-name="Text_20_body"/>
      <text:p text:style-name="P10">Conseils</text:p>
      <text:p text:style-name="P11">Procédez étape par étape.</text:p>
      <text:p text:style-name="P11">Ne perdez pas de temps sur les éléments visuels ou sonores, ce n’est pas ce qui nous intéresse ici.</text:p>
      <text:p text:style-name="P7"/>
      <text:p text:style-name="P9">Bonus</text:p>
      <text:list xml:id="list1325116840288717005" text:style-name="L4">
        <text:list-item>
          <text:p text:style-name="P27"><text:bookmark text:name="docs-internal-guid-9c0c76f4-d57f-40a1-3aec-4373d08c5eb5"/>Rajouter un monstre à éviter et qui bouge de manière automatique</text:p>
        </text:list-item>
      </text:list>
      <text:list xml:id="list5287513358845090226" text:style-name="L5">
        <text:list-item>
          <text:p text:style-name="P23">Ajouter des pièces à récolter et un système de points</text:p>
        </text:list-item>
        <text:list-item>
          <text:p text:style-name="P25">Ajouter un chronomètre et un tableau des meilleurs scores</text:p>
        </text:list-item>
      </text:list>
      <text:p text:style-name="P8"/>
      <text:p text:style-name="P2"/>
      <text:p text:style-name="P4">Contraintes</text:p>
      <text:p text:style-name="P6">L<text:span text:style-name="T15">e jeu devra être accessible pour tou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1" svg:font-family="Ubuntu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buntu2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Ubuntu" fo:font-family="Ubuntu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Ubuntu" fo:font-family="Ubuntu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Ubuntu" fo:font-family="Ubuntu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Ubuntu" fo:font-family="Ubuntu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8T15:21:06.717853820</dc:date>
    <meta:editing-duration>PT19M40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2" meta:paragraph-count="40" meta:word-count="295" meta:character-count="1744" meta:non-whitespace-character-count="1501"/>
  </office:meta>
</office:document-meta>
</file>